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fo:font-size="26pt" fo:text-shadow="none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2.062cm" fo:margin-right="0cm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2.062cm" fo:margin-right="0cm" fo:text-align="center" fo:text-indent="-2.062cm"/>
      <style:text-properties fo:font-size="32pt"/>
    </style:style>
    <style:style style:name="P12" style:family="paragraph">
      <style:paragraph-properties fo:margin-left="0.318cm" fo:margin-right="0cm" fo:text-indent="0cm"/>
      <style:text-properties fo:font-size="32pt"/>
    </style:style>
    <style:style style:name="P13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561</text:span></text:p>
            <text:p text:style-name="P1"><text:span text:style-name="T2">“</text:span><text:span text:style-name="T2">The Tree of Lif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1.016cm">
          <draw:text-box>
            <text:p text:style-name="P4"><text:span text:style-name="T3">1. </text:span><text:span text:style-name="T4">The tree of life with ev’ry good</text:span><text:span text:style-name="T4"><text:line-break/></text:span><text:span text:style-name="T4">In Eden’s holy orchard stood,</text:span><text:span text:style-name="T4"><text:line-break/></text:span><text:span text:style-name="T4">And of its fruit so pure and sweet</text:span><text:span text:style-name="T4"><text:line-break/></text:span><text:span text:style-name="T4">God let the man and woman ea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7" draw:layer="layout" svg:width="24.892cm" svg:height="7.011cm" svg:x="1.524cm" svg:y="0.863cm">
          <draw:text-box>
            <text:p text:style-name="P6"><text:span text:style-name="T4">Yet in this garden also grew</text:span><text:span text:style-name="T4"><text:line-break/></text:span><text:span text:style-name="T4">Another tree, of which they knew;</text:span><text:span text:style-name="T4"><text:line-break/></text:span><text:span text:style-name="T4">Its lovely limbs with fruit adorned</text:span><text:span text:style-name="T4"><text:line-break/></text:span><text:span text:style-name="T4">Against whose eating God had war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524cm" svg:y="0.817cm">
          <draw:text-box>
            <text:p text:style-name="P4"><text:span text:style-name="T5">2. </text:span><text:span text:style-name="T6">The stillness of that sacred grove</text:span><text:span text:style-name="T6"><text:line-break/></text:span><text:span text:style-name="T6">Was broken, as the serpent strove</text:span><text:span text:style-name="T6"><text:line-break/></text:span><text:span text:style-name="T6">With tempting voice Eve to beguile</text:span><text:span text:style-name="T6"><text:line-break/></text:span><text:span text:style-name="T6">And Adam too by sin de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892cm" svg:height="7.011cm" svg:x="1.524cm" svg:y="1.016cm">
          <draw:text-box>
            <text:p text:style-name="P4"><text:span text:style-name="T6">O day of sadness when the breath</text:span><text:span text:style-name="T6"><text:line-break/></text:span><text:span text:style-name="T6">Of fear and darkness, doubt and death,</text:span><text:span text:style-name="T6"><text:line-break/></text:span><text:span text:style-name="T6">Its awful poison first displayed</text:span><text:span text:style-name="T6"><text:line-break/></text:span><text:span text:style-name="T6">Within the world so newly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9" draw:layer="layout" svg:width="24.892cm" svg:height="7.011cm" svg:x="1.524cm" svg:y="0.863cm">
          <draw:text-box>
            <text:p text:style-name="P8"><text:span text:style-name="T5">3. </text:span><text:span text:style-name="T6">What mercy God showed to our race,</text:span></text:p>
            <text:p text:style-name="P8"><text:span text:style-name="T6">A plan of rescue by His grace:</text:span></text:p>
            <text:p text:style-name="P8"><text:span text:style-name="T6">In sending One from woman’s seed,</text:span></text:p>
            <text:p text:style-name="P8"><text:span text:style-name="T6">The One to fill our greatest need—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9" draw:layer="layout" svg:width="24.892cm" svg:height="7.011cm" svg:x="1.524cm" svg:y="0.762cm">
          <draw:text-box>
            <text:p text:style-name="P8"><text:span text:style-name="T6">For on a tree uplifted high</text:span></text:p>
            <text:p text:style-name="P8"><text:span text:style-name="T6">His only Son for sin would die,</text:span></text:p>
            <text:p text:style-name="P8"><text:span text:style-name="T6">Would drink the cup of scorn and dread</text:span></text:p>
            <text:p text:style-name="P8"><text:span text:style-name="T6">To crush the ancient serpent’s h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9" draw:layer="layout" svg:width="24.892cm" svg:height="7.011cm" svg:x="1.524cm" svg:y="0.762cm">
          <draw:text-box>
            <text:p text:style-name="P8"><text:span text:style-name="T5">4. </text:span><text:span text:style-name="T6">Now from that tree of Jesus’ shame</text:span></text:p>
            <text:p text:style-name="P8"><text:span text:style-name="T6">Flows life eternal in His name;</text:span></text:p>
            <text:p text:style-name="P8"><text:span text:style-name="T6">For all who trust and will believe,</text:span></text:p>
            <text:p text:style-name="P8"><text:span text:style-name="T6">Salvation’s living fruit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13" draw:layer="layout" svg:width="24.892cm" svg:height="12.995cm" svg:x="1.524cm" svg:y="0.828cm">
          <draw:text-box>
            <text:p text:style-name="P11"><text:span text:style-name="T6">And of this fruit so pure and sweet</text:span></text:p>
            <text:p text:style-name="P11"><text:span text:style-name="T6">The Lord invites the world to eat,</text:span></text:p>
            <text:p text:style-name="P11"><text:span text:style-name="T6">To find within this cross of wood</text:span></text:p>
            <text:p text:style-name="P11"><text:span text:style-name="T6">The tree of life with ev’ry good.</text:span></text:p>
            <text:p text:style-name="P12"><text:span text:style-name="T7"/></text:p>
            <text:p text:style-name="P12"><text:span text:style-name="T8"><text:s/></text:span><text:span text:style-name="T9">© 1993 Stephen P. Starke.</text:span></text:p>
            <text:p text:style-name="P12"><text:span text:style-name="T9"><text:s text:c="2"/></text:span><text:span text:style-name="T9">Used by permission:</text:span></text:p>
            <text:p text:style-name="P12"><text:span text:style-name="T9"><text:s text:c="2"/></text:span><text:span text:style-name="T9">LSB Hymn License</text:span></text:p>
            <text:p text:style-name="P12"><text:span text:style-name="T9"><text:s text:c="2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51:25.862000000</meta:creation-date>
    <dc:date>2018-03-13T20:40:36.154000000</dc:date>
    <meta:editing-duration>PT5M47S</meta:editing-duration>
    <meta:editing-cycles>6</meta:editing-cycles>
    <meta:generator>LibreOffice/6.0.1.1$Windows_X86_64 LibreOffice_project/60bfb1526849283ce2491346ed2aa51c465abfe6</meta:generator>
    <meta:document-statistic meta:object-count="48"/>
  </office:meta>
</office:document-meta>
</file>